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AR PL UKai CN" svg:font-family="'AR PL UKai CN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3" style:family="graphic" style:parent-style-name="objectwithoutfill">
      <style:graphic-properties draw:stroke="solid" draw:stroke-dash="Ultrafine_20_2_20_Dots_20_3_20_Dashes" svg:stroke-color="#000000" draw:marker-start="Arrow" draw:marker-end="" draw:marker-end-width="0.3cm" draw:fill="none" draw:textarea-vertical-align="middle"/>
    </style:style>
    <style:style style:name="gr4" style:family="graphic" style:parent-style-name="standard">
      <style:graphic-properties draw:stroke="solid" svg:stroke-color="#000000" draw:fill="solid" draw:fill-color="#66ffff" draw:textarea-horizontal-align="center" draw:textarea-vertical-align="middle" fo:min-height="0.55cm"/>
    </style:style>
    <style:style style:name="gr5" style:family="graphic" style:parent-style-name="standard">
      <style:graphic-properties draw:stroke="solid" svg:stroke-color="#000000" draw:fill="solid" draw:fill-color="#66ffff" draw:textarea-horizontal-align="center" draw:textarea-vertical-align="middle" fo:min-height="0.55cm"/>
    </style:style>
    <style:style style:name="gr6" style:family="graphic" style:parent-style-name="standard">
      <style:graphic-properties draw:stroke="solid" svg:stroke-color="#000000" draw:fill="solid" draw:fill-color="#eeeeee" draw:textarea-horizontal-align="center" draw:textarea-vertical-align="middle" fo:min-height="0.55cm"/>
    </style:style>
    <style:style style:name="gr7" style:family="graphic" style:parent-style-name="standard">
      <style:graphic-properties draw:stroke="solid" svg:stroke-color="#000000" draw:fill="solid" draw:fill-color="#eeeeee" draw:textarea-horizontal-align="center" draw:textarea-vertical-align="middle" fo:min-height="0.55cm"/>
    </style:style>
    <style:style style:name="gr8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10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11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13" style:family="graphic" style:parent-style-name="standard">
      <style:graphic-properties draw:stroke="solid" svg:stroke-color="#000000" draw:fill="solid" draw:fill-color="#9999ff" draw:textarea-horizontal-align="center" draw:textarea-vertical-align="middle" fo:min-height="0.55cm"/>
    </style:style>
    <style:style style:name="gr14" style:family="graphic" style:parent-style-name="standard">
      <style:graphic-properties draw:stroke="solid" svg:stroke-color="#000000" draw:fill="solid" draw:fill-color="#9999ff" draw:textarea-horizontal-align="center" draw:textarea-vertical-align="middle" fo:min-height="0.55cm"/>
    </style:style>
    <style:style style:name="gr15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solid" draw:fill-color="#ffffff" draw:textarea-horizontal-align="center" draw:textarea-vertical-align="middle" fo:min-height="0.55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 PL UKai CN" fo:font-size="18pt" style:font-name-asian="AR PL UKai CN" style:font-size-asian="18pt" style:font-size-complex="18pt"/>
    </style:style>
    <style:style style:name="T1" style:family="text">
      <style:text-properties style:use-window-font-color="true" style:text-outline="false" style:text-line-through-style="none" style:text-line-through-type="none" style:font-name="AR PL UKai CN" fo:font-size="18pt" fo:font-style="normal" fo:text-shadow="none" style:text-underline-style="none" fo:font-weight="normal" style:letter-kerning="true" style:font-name-asian="AR PL UKai CN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6.2cm" svg:height="9.7cm" svg:x="34.5cm" svg:y="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24cm" svg:height="2.1cm" svg:x="34.8cm" svg:y="23.9cm">
          <text:p text:style-name="P1">C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37.405cm" svg:y1="25.011cm" svg:x2="39.276cm" svg:y2="24.978cm">
          <text:p/>
        </draw:line>
        <draw:polygon draw:style-name="gr4" draw:text-style-name="P1" draw:layer="layout" svg:width="2.576cm" svg:height="0.995cm" svg:x="39.322cm" svg:y="21.399cm" svg:viewBox="0 0 2577 996" draw:points="0,996 0,0 2577,0 2577,996">
          <text:p text:style-name="P1">master</text:p>
        </draw:polygon>
        <draw:polygon draw:style-name="gr5" draw:text-style-name="P1" draw:layer="layout" svg:width="0cm" svg:height="0cm" svg:x="39.3cm" svg:y="22.3cm" svg:viewBox="0 0 0 0" draw:points="0,0">
          <text:p/>
        </draw:polygon>
        <draw:polygon draw:style-name="gr5" draw:text-style-name="P1" draw:layer="layout" svg:width="1.1cm" svg:height="1.399cm" svg:x="40.099cm" svg:y="22.4cm" svg:viewBox="0 0 1101 1400" draw:points="275,0 275,1050 0,1050 550,1400 1101,1050 825,1050 825,0">
          <text:p/>
        </draw:polygon>
        <draw:polygon draw:style-name="gr5" draw:text-style-name="P1" draw:layer="layout" svg:width="0cm" svg:height="0cm" svg:x="40.099cm" svg:y="22.399cm" svg:viewBox="0 0 0 0" draw:points="0,0">
          <text:p/>
        </draw:polygon>
        <draw:custom-shape draw:style-name="gr1" draw:text-style-name="P1" draw:layer="layout" svg:width="17.6cm" svg:height="9.9cm" svg:x="7.5cm" svg:y="3.7cm">
          <text:p/>
          <draw:enhanced-geometry svg:viewBox="0 0 21600 21600" draw:type="rectangle" draw:enhanced-path="M 0 0 L 21600 0 21600 21600 0 21600 0 0 Z N"/>
        </draw:custom-shape>
        <draw:polygon draw:style-name="gr5" draw:text-style-name="P1" draw:layer="layout" svg:width="0cm" svg:height="0cm" svg:x="13.5cm" svg:y="5.001cm" svg:viewBox="0 0 0 0" draw:points="0,0">
          <text:p/>
        </draw:polygon>
        <draw:polygon draw:style-name="gr6" draw:text-style-name="P1" draw:layer="layout" svg:width="4.564cm" svg:height="0.995cm" svg:x="12.6cm" svg:y="4.2cm" svg:viewBox="0 0 4565 996" draw:points="0,996 0,0 4565,0 4565,996">
          <text:p text:style-name="P1">origin/master</text:p>
        </draw:polygon>
        <draw:polygon draw:style-name="gr7" draw:text-style-name="P1" draw:layer="layout" svg:width="0cm" svg:height="0cm" svg:x="13.578cm" svg:y="5.101cm" svg:viewBox="0 0 0 0" draw:points="0,0">
          <text:p/>
        </draw:polygon>
        <draw:polygon draw:style-name="gr7" draw:text-style-name="P1" draw:layer="layout" svg:width="1.1cm" svg:height="1.299cm" svg:x="14.377cm" svg:y="5.301cm" svg:viewBox="0 0 1101 1300" draw:points="275,0 275,975 0,975 550,1300 1101,975 825,975 825,0">
          <text:p/>
        </draw:polygon>
        <draw:polygon draw:style-name="gr7" draw:text-style-name="P1" draw:layer="layout" svg:width="0cm" svg:height="0cm" svg:x="14.377cm" svg:y="5.2cm" svg:viewBox="0 0 0 0" draw:points="0,0">
          <text:p/>
        </draw:polygon>
        <draw:polygon draw:style-name="gr7" draw:text-style-name="P1" draw:layer="layout" svg:width="0cm" svg:height="0cm" svg:x="16.8cm" svg:y="6.001cm" svg:viewBox="0 0 0 0" draw:points="0,0">
          <text:p/>
        </draw:polygon>
        <draw:custom-shape draw:style-name="gr8" draw:text-style-name="P1" draw:layer="layout" svg:width="16.3cm" svg:height="2.1cm" svg:x="34.4cm" svg:y="18.9cm">
          <text:p text:style-name="P1">开发者 本地仓库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5cm" svg:height="2.1cm" svg:x="7.5cm" svg:y="13.6cm">
          <text:p text:style-name="P1">远程仓库orig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2.6cm" svg:height="2.1cm" svg:x="12.5cm" svg:y="13.6cm">
          <text:p><text:span text:style-name="T1">https://github.com/luomoweilan/blog.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24cm" svg:height="2.1cm" svg:x="39.276cm" svg:y="23.9cm">
          <text:p text:style-name="P1">C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24cm" svg:height="2.1cm" svg:x="9.387cm" svg:y="6.641cm">
          <text:p text:style-name="P1">C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41.9cm" svg:y1="18.7cm" svg:x2="41.9cm" svg:y2="16.2cm">
          <text:p/>
        </draw:line>
        <draw:custom-shape draw:style-name="gr2" draw:text-style-name="P1" draw:layer="layout" svg:width="2.524cm" svg:height="2.1cm" svg:x="13.676cm" svg:y="6.6cm">
          <text:p text:style-name="P1">C2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1.893cm" svg:y1="7.764cm" svg:x2="13.764cm" svg:y2="7.731cm">
          <text:p/>
        </draw:line>
        <draw:custom-shape draw:style-name="gr2" draw:text-style-name="P1" draw:layer="layout" svg:width="2.524cm" svg:height="2.1cm" svg:x="43.677cm" svg:y="25.801cm">
          <text:p text:style-name="P1">C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41.894cm" svg:y1="24.865cm" svg:x2="43.5cm" svg:y2="26.7cm">
          <text:p/>
        </draw:line>
        <draw:polygon draw:style-name="gr6" draw:text-style-name="P1" draw:layer="layout" svg:width="3.875cm" svg:height="0.995cm" svg:x="21cm" svg:y="11.9cm" svg:viewBox="0 0 3876 996" draw:points="0,996 0,0 3876,0 3876,996">
          <text:p text:style-name="P1">origin/next</text:p>
        </draw:polygon>
        <draw:polygon draw:style-name="gr7" draw:text-style-name="P1" draw:layer="layout" svg:width="0cm" svg:height="0cm" svg:x="21.778cm" svg:y="12.801cm" svg:viewBox="0 0 0 0" draw:points="0,0">
          <text:p/>
        </draw:polygon>
        <draw:polygon draw:style-name="gr7" draw:text-style-name="P1" draw:layer="layout" svg:width="0cm" svg:height="0cm" svg:x="22.577cm" svg:y="12.9cm" svg:viewBox="0 0 0 0" draw:points="0,0">
          <text:p/>
        </draw:polygon>
        <draw:custom-shape draw:style-name="gr11" draw:text-style-name="P1" draw:layer="layout" svg:width="1cm" svg:height="1.299cm" svg:x="22.465cm" svg:y="10.6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2.524cm" svg:height="2.1cm" svg:x="17.976cm" svg:y="8.4cm">
          <text:p text:style-name="P1">C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6.294cm" svg:y1="7.776cm" svg:x2="18cm" svg:y2="9.3cm">
          <text:p/>
        </draw:line>
        <draw:polygon draw:style-name="gr7" draw:text-style-name="P1" draw:layer="layout" svg:width="0cm" svg:height="0cm" svg:x="48.489cm" svg:y="28.142cm" svg:viewBox="0 0 0 0" draw:points="0,0">
          <text:p/>
        </draw:polygon>
        <draw:polygon draw:style-name="gr4" draw:text-style-name="P1" draw:layer="layout" svg:width="2.775cm" svg:height="0.995cm" svg:x="47.424cm" svg:y="29.3cm" svg:viewBox="0 0 2776 996" draw:points="0,996 0,0 2776,0 2776,996">
          <text:p text:style-name="P1">next</text:p>
        </draw:polygon>
        <draw:polygon draw:style-name="gr7" draw:text-style-name="P1" draw:layer="layout" svg:width="0cm" svg:height="0cm" svg:x="47.602cm" svg:y="30.201cm" svg:viewBox="0 0 0 0" draw:points="0,0">
          <text:p/>
        </draw:polygon>
        <draw:polygon draw:style-name="gr7" draw:text-style-name="P1" draw:layer="layout" svg:width="0cm" svg:height="0cm" svg:x="48.401cm" svg:y="30.3cm" svg:viewBox="0 0 0 0" draw:points="0,0">
          <text:p/>
        </draw:polygon>
        <draw:custom-shape draw:style-name="gr12" draw:text-style-name="P1" draw:layer="layout" svg:width="1cm" svg:height="1.299cm" svg:x="48.289cm" svg:y="28.0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2.524cm" svg:height="2.1cm" svg:x="47.576cm" svg:y="25.8cm">
          <text:p text:style-name="P1">C4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46.306cm" svg:y1="26.823cm" svg:x2="47.5cm" svg:y2="26.8cm">
          <text:p/>
        </draw:line>
        <draw:custom-shape draw:style-name="gr1" draw:text-style-name="P1" draw:layer="layout" svg:width="16.1cm" svg:height="9.5cm" svg:x="7.5cm" svg:y="2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24cm" svg:height="2.1cm" svg:x="7.8cm" svg:y="24.1cm">
          <text:p text:style-name="P1">C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0.405cm" svg:y1="25.211cm" svg:x2="12.276cm" svg:y2="25.178cm">
          <text:p/>
        </draw:line>
        <draw:polygon draw:style-name="gr13" draw:text-style-name="P1" draw:layer="layout" svg:width="2.576cm" svg:height="0.995cm" svg:x="12.222cm" svg:y="21.699cm" svg:viewBox="0 0 2577 996" draw:points="0,996 0,0 2577,0 2577,996">
          <text:p text:style-name="P1">master</text:p>
        </draw:polygon>
        <draw:polygon draw:style-name="gr14" draw:text-style-name="P1" draw:layer="layout" svg:width="0cm" svg:height="0cm" svg:x="12.2cm" svg:y="22.6cm" svg:viewBox="0 0 0 0" draw:points="0,0">
          <text:p/>
        </draw:polygon>
        <draw:polygon draw:style-name="gr14" draw:text-style-name="P1" draw:layer="layout" svg:width="1.1cm" svg:height="1.399cm" svg:x="12.999cm" svg:y="22.7cm" svg:viewBox="0 0 1101 1400" draw:points="275,0 275,1050 0,1050 550,1400 1101,1050 825,1050 825,0">
          <text:p/>
        </draw:polygon>
        <draw:polygon draw:style-name="gr14" draw:text-style-name="P1" draw:layer="layout" svg:width="0cm" svg:height="0cm" svg:x="12.999cm" svg:y="22.699cm" svg:viewBox="0 0 0 0" draw:points="0,0">
          <text:p/>
        </draw:polygon>
        <draw:custom-shape draw:style-name="gr15" draw:text-style-name="P1" draw:layer="layout" svg:width="16.1cm" svg:height="2.1cm" svg:x="7.5cm" svg:y="19.1cm">
          <text:p text:style-name="P1">维护者 本地仓库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24cm" svg:height="2.1cm" svg:x="12.276cm" svg:y="24.1cm">
          <text:p text:style-name="P1">C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24cm" svg:height="2.1cm" svg:x="16.377cm" svg:y="26.001cm">
          <text:p text:style-name="P1">C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4.894cm" svg:y1="25.065cm" svg:x2="16.5cm" svg:y2="26.9cm">
          <text:p/>
        </draw:line>
        <draw:polygon draw:style-name="gr13" draw:text-style-name="P1" draw:layer="layout" svg:width="2.775cm" svg:height="0.995cm" svg:x="20.5cm" svg:y="29.4cm" svg:viewBox="0 0 2776 996" draw:points="0,996 0,0 2776,0 2776,996">
          <text:p text:style-name="P1">next</text:p>
        </draw:polygon>
        <draw:polygon draw:style-name="gr14" draw:text-style-name="P1" draw:layer="layout" svg:width="0cm" svg:height="0cm" svg:x="20.678cm" svg:y="30.301cm" svg:viewBox="0 0 0 0" draw:points="0,0">
          <text:p/>
        </draw:polygon>
        <draw:polygon draw:style-name="gr14" draw:text-style-name="P1" draw:layer="layout" svg:width="0cm" svg:height="0cm" svg:x="21.477cm" svg:y="30.4cm" svg:viewBox="0 0 0 0" draw:points="0,0">
          <text:p/>
        </draw:polygon>
        <draw:custom-shape draw:style-name="gr16" draw:text-style-name="P1" draw:layer="layout" svg:width="1cm" svg:height="1.299cm" svg:x="21.365cm" svg:y="28.1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" draw:layer="layout" svg:width="1.5cm" svg:height="1.4cm" svg:x="10.4cm" svg:y="16.5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polygon draw:style-name="gr18" draw:text-style-name="P1" draw:layer="layout" svg:width="2.576cm" svg:height="0.995cm" svg:x="12.323cm" svg:y="16.7cm" svg:viewBox="0 0 2577 996" draw:points="0,996 0,0 2577,0 2577,996">
          <text:p text:style-name="P1">git pull</text:p>
          <text:p text:style-name="P1">git push</text:p>
        </draw:polygon>
        <draw:polygon draw:style-name="gr18" draw:text-style-name="P1" draw:layer="layout" svg:width="2.576cm" svg:height="0.995cm" svg:x="27.9cm" svg:y="5.6cm" svg:viewBox="0 0 2577 996" draw:points="0,996 0,0 2577,0 2577,996">
          <text:p text:style-name="P1">fork</text:p>
        </draw:polygon>
        <draw:custom-shape draw:style-name="gr1" draw:text-style-name="P1" draw:layer="layout" svg:width="17.6cm" svg:height="9.9cm" svg:x="33.6cm" svg:y="3.9cm">
          <text:p/>
          <draw:enhanced-geometry svg:viewBox="0 0 21600 21600" draw:type="rectangle" draw:enhanced-path="M 0 0 L 21600 0 21600 21600 0 21600 0 0 Z N"/>
        </draw:custom-shape>
        <draw:polygon draw:style-name="gr5" draw:text-style-name="P1" draw:layer="layout" svg:width="0cm" svg:height="0cm" svg:x="39.6cm" svg:y="5.201cm" svg:viewBox="0 0 0 0" draw:points="0,0">
          <text:p/>
        </draw:polygon>
        <draw:polygon draw:style-name="gr6" draw:text-style-name="P1" draw:layer="layout" svg:width="4.564cm" svg:height="0.995cm" svg:x="38.7cm" svg:y="4.4cm" svg:viewBox="0 0 4565 996" draw:points="0,996 0,0 4565,0 4565,996">
          <text:p text:style-name="P1">origin/master</text:p>
        </draw:polygon>
        <draw:polygon draw:style-name="gr7" draw:text-style-name="P1" draw:layer="layout" svg:width="0cm" svg:height="0cm" svg:x="39.678cm" svg:y="5.301cm" svg:viewBox="0 0 0 0" draw:points="0,0">
          <text:p/>
        </draw:polygon>
        <draw:polygon draw:style-name="gr7" draw:text-style-name="P1" draw:layer="layout" svg:width="1.1cm" svg:height="1.299cm" svg:x="40.477cm" svg:y="5.501cm" svg:viewBox="0 0 1101 1300" draw:points="275,0 275,975 0,975 550,1300 1101,975 825,975 825,0">
          <text:p/>
        </draw:polygon>
        <draw:polygon draw:style-name="gr7" draw:text-style-name="P1" draw:layer="layout" svg:width="0cm" svg:height="0cm" svg:x="40.477cm" svg:y="5.4cm" svg:viewBox="0 0 0 0" draw:points="0,0">
          <text:p/>
        </draw:polygon>
        <draw:polygon draw:style-name="gr7" draw:text-style-name="P1" draw:layer="layout" svg:width="0cm" svg:height="0cm" svg:x="42.9cm" svg:y="6.201cm" svg:viewBox="0 0 0 0" draw:points="0,0">
          <text:p/>
        </draw:polygon>
        <draw:custom-shape draw:style-name="gr9" draw:text-style-name="P1" draw:layer="layout" svg:width="5cm" svg:height="2.1cm" svg:x="33.6cm" svg:y="13.8cm">
          <text:p text:style-name="P1">远程仓库de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2.6cm" svg:height="2.1cm" svg:x="38.6cm" svg:y="13.8cm">
          <text:p><text:span text:style-name="T1">https://github.com/developer/blog.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24cm" svg:height="2.1cm" svg:x="35.487cm" svg:y="6.841cm">
          <text:p text:style-name="P1">C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24cm" svg:height="2.1cm" svg:x="39.776cm" svg:y="6.8cm">
          <text:p text:style-name="P1">C2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37.993cm" svg:y1="7.964cm" svg:x2="39.864cm" svg:y2="7.931cm">
          <text:p/>
        </draw:line>
        <draw:polygon draw:style-name="gr6" draw:text-style-name="P1" draw:layer="layout" svg:width="3.875cm" svg:height="0.995cm" svg:x="47.1cm" svg:y="12.1cm" svg:viewBox="0 0 3876 996" draw:points="0,996 0,0 3876,0 3876,996">
          <text:p text:style-name="P1">origin/next</text:p>
        </draw:polygon>
        <draw:polygon draw:style-name="gr7" draw:text-style-name="P1" draw:layer="layout" svg:width="0cm" svg:height="0cm" svg:x="47.878cm" svg:y="13.001cm" svg:viewBox="0 0 0 0" draw:points="0,0">
          <text:p/>
        </draw:polygon>
        <draw:polygon draw:style-name="gr7" draw:text-style-name="P1" draw:layer="layout" svg:width="0cm" svg:height="0cm" svg:x="48.677cm" svg:y="13.1cm" svg:viewBox="0 0 0 0" draw:points="0,0">
          <text:p/>
        </draw:polygon>
        <draw:custom-shape draw:style-name="gr11" draw:text-style-name="P1" draw:layer="layout" svg:width="1cm" svg:height="1.299cm" svg:x="48.565cm" svg:y="10.8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2.524cm" svg:height="2.1cm" svg:x="44.376cm" svg:y="8.6cm">
          <text:p text:style-name="P1">C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42.394cm" svg:y1="7.976cm" svg:x2="44.2cm" svg:y2="9.3cm">
          <text:p/>
        </draw:line>
        <draw:line draw:style-name="gr19" draw:text-style-name="P1" draw:layer="layout" svg:x1="25.6cm" svg:y1="7.1cm" svg:x2="32.6cm" svg:y2="7.1cm">
          <text:p/>
        </draw:line>
        <draw:line draw:style-name="gr10" draw:text-style-name="P1" draw:layer="layout" svg:x1="16.2cm" svg:y1="18.5cm" svg:x2="16.2cm" svg:y2="16cm">
          <text:p/>
        </draw:line>
        <draw:polygon draw:style-name="gr18" draw:text-style-name="P1" draw:layer="layout" svg:width="2.576cm" svg:height="0.995cm" svg:x="38.323cm" svg:y="17cm" svg:viewBox="0 0 2577 996" draw:points="0,996 0,0 2577,0 2577,996">
          <text:p text:style-name="P1">git pull</text:p>
          <text:p text:style-name="P1">git push</text:p>
        </draw:polygon>
        <draw:custom-shape draw:style-name="gr17" draw:text-style-name="P1" draw:layer="layout" svg:width="1.5cm" svg:height="1.4cm" svg:x="26.7cm" svg:y="5.2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7" draw:text-style-name="P1" draw:layer="layout" svg:width="1.5cm" svg:height="1.4cm" svg:x="36.4cm" svg:y="16.8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draw:layer="layout" svg:width="2.524cm" svg:height="2.1cm" svg:x="48.051cm" svg:y="8.683cm">
          <text:p text:style-name="P1">C4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46.894cm" svg:y1="9.676cm" svg:x2="48.2cm" svg:y2="9.7cm">
          <text:p/>
        </draw:line>
        <draw:line draw:style-name="gr20" draw:text-style-name="P1" draw:layer="layout" svg:x1="25.6cm" svg:y1="11.5cm" svg:x2="32.6cm" svg:y2="11.5cm">
          <text:p/>
        </draw:line>
        <draw:custom-shape draw:style-name="gr17" draw:text-style-name="P1" draw:layer="layout" svg:width="1.5cm" svg:height="1.4cm" svg:x="26.701cm" svg:y="9.401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polygon draw:style-name="gr18" draw:text-style-name="P1" draw:layer="layout" svg:width="2.576cm" svg:height="0.995cm" svg:x="29.301cm" svg:y="9.9cm" svg:viewBox="0 0 2577 996" draw:points="0,996 0,0 2577,0 2577,996">
          <text:p text:style-name="P1">request pull</text:p>
        </draw:polygon>
        <draw:line draw:style-name="gr20" draw:text-style-name="P1" draw:layer="layout" svg:x1="24.3cm" svg:y1="25.2cm" svg:x2="33cm" svg:y2="15.3cm">
          <text:p/>
        </draw:line>
        <draw:custom-shape draw:style-name="gr17" draw:text-style-name="P1" draw:layer="layout" svg:width="1.5cm" svg:height="1.4cm" svg:x="24.8cm" svg:y="18.7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polygon draw:style-name="gr18" draw:text-style-name="P1" draw:layer="layout" svg:width="2.576cm" svg:height="0.995cm" svg:x="26.4cm" svg:y="18.9cm" svg:viewBox="0 0 2577 996" draw:points="0,996 0,0 2577,0 2577,996">
          <text:p text:style-name="P1">git pulll</text:p>
        </draw:polygon>
        <draw:custom-shape draw:style-name="gr2" draw:text-style-name="P1" draw:layer="layout" svg:width="2.524cm" svg:height="2.1cm" svg:x="20.476cm" svg:y="25.9cm">
          <text:p text:style-name="P1">C4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8.906cm" svg:y1="26.923cm" svg:x2="20.5cm" svg:y2="26.9cm">
          <text:p/>
        </draw:line>
        <draw:custom-shape draw:style-name="gr2" draw:text-style-name="P1" draw:layer="layout" svg:width="2.524cm" svg:height="2.1cm" svg:x="22.1cm" svg:y="8.5cm">
          <text:p text:style-name="P1">C4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0.594cm" svg:y1="9.376cm" svg:x2="22cm" svg:y2="9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AR PL UKai CN" svg:font-family="'AR PL UKai CN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CN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0" svg:stroke-color="#000000" draw:fill="none" draw:fill-gradient-name="Gradient_20_7" draw:fill-hatch-name="Hatching_20_46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DejaVu Serif" fo:font-family="'DejaVu Serif'" style:font-family-generic="roman" style:font-pitch="variable" fo:font-size="12pt" fo:language="en" fo:country="US" style:letter-kerning="true" style:font-name-asian="Lohit Hindi1" style:font-family-asian="'Lohit Hindi'" style:font-pitch-asian="variable" style:language-asian="hi" style:country-asian="IN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</office:styles>
  <office:automatic-styles>
    <style:page-layout style:name="PM0">
      <style:page-layout-properties fo:margin-top="1cm" fo:margin-bottom="1cm" fo:margin-left="1cm" fo:margin-right="1cm" fo:page-width="60cm" fo:page-height="4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1T11:26:32</meta:creation-date>
    <dc:date>2014-10-26T21:27:02.927664980</dc:date>
    <meta:editing-duration>PT11H38M29S</meta:editing-duration>
    <meta:editing-cycles>324</meta:editing-cycles>
    <meta:generator>LibreOffice/4.2.6.3$Linux_x86 LibreOffice_project/420m0$Build-3</meta:generator>
    <meta:document-statistic meta:object-count="90"/>
  </office:meta>
</office:document-meta>
</file>